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ffe2" officeooo:paragraph-rsid="0007ffe2" style:font-weight-asian="bold" style:font-weight-complex="bold"/>
    </style:style>
    <style:style style:name="P2" style:family="paragraph" style:parent-style-name="Standard">
      <style:text-properties fo:font-weight="bold" officeooo:rsid="0009ee40" officeooo:paragraph-rsid="0009ee40" style:font-weight-asian="bold" style:font-weight-complex="bold"/>
    </style:style>
    <style:style style:name="P3" style:family="paragraph" style:parent-style-name="Standard">
      <style:text-properties fo:font-weight="normal" officeooo:rsid="0007ffe2" officeooo:paragraph-rsid="0007ffe2" style:font-weight-asian="normal" style:font-weight-complex="normal"/>
    </style:style>
    <style:style style:name="P4" style:family="paragraph" style:parent-style-name="Standard">
      <style:text-properties fo:font-weight="normal" officeooo:rsid="0009ee40" officeooo:paragraph-rsid="0009ee4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ee40" style:font-weight-asian="normal" style:font-weight-complex="normal"/>
    </style:style>
    <style:style style:name="T3" style:family="text">
      <style:text-properties officeooo:rsid="000972c0"/>
    </style:style>
    <style:style style:name="T4" style:family="text">
      <style:text-properties officeooo:rsid="0009ee40"/>
    </style:style>
    <style:style style:name="T5" style:family="text">
      <style:text-properties officeooo:rsid="0009fe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1: <text:span text:style-name="T5">Hello</text:span></text:p>
      <text:p text:style-name="P1"/>
      <text:p text:style-name="P3">-Title, name, collaborators</text:p>
      <text:p text:style-name="P1"/>
      <text:p text:style-name="P1">Slide 2: <text:span text:style-name="T5">Who’s working on seismic lightkurve?</text:span></text:p>
      <text:p text:style-name="P1"/>
      <text:p text:style-name="P3">-Whats lightkurve (you already know this)</text:p>
      <text:p text:style-name="P3">-<text:span text:style-name="T3">Who’s working on lightkurve?</text:span></text:p>
      <text:p text:style-name="P3"/>
      <text:p text:style-name="P3"/>
      <text:p text:style-name="P1">Slide 3: <text:span text:style-name="T5">The periodogram package is diverse</text:span></text:p>
      <text:p text:style-name="P3">-Well then what’s the lightkurve periodogram package?</text:p>
      <text:p text:style-name="P3"><text:tab/>-LombScargle</text:p>
      <text:p text:style-name="P3"><text:tab/><text:tab/>-SNRPeriodogram</text:p>
      <text:p text:style-name="P3"><text:tab/>-BLS Periodogram</text:p>
      <text:p text:style-name="P1"/>
      <text:p text:style-name="P1"/>
      <text:p text:style-name="P1">Slide 4: <text:span text:style-name="T5">We can do this stuff with seismic lightkurve, but only if flattened</text:span></text:p>
      <text:p text:style-name="P1">-<text:span text:style-name="T1">SNRPeriodogram functionality</text:span></text:p>
      <text:p text:style-name="P1"><text:span text:style-name="T1"><text:tab/>-Estimate_numax</text:span></text:p>
      <text:p text:style-name="P1"><text:span text:style-name="T1"><text:tab/>-Estimate_dnu</text:span></text:p>
      <text:p text:style-name="P1"><text:span text:style-name="T1"><text:tab/>-Echelle<text:tab/></text:span></text:p>
      <text:p text:style-name="P1"/>
      <text:p text:style-name="P1">Slide 5: <text:span text:style-name="T5">Lightkurve is easy to string together</text:span></text:p>
      <text:p text:style-name="P1">-<text:span text:style-name="T1">The lightkurve sentence structure</text:span></text:p>
      <text:p text:style-name="P1"/>
      <text:p text:style-name="P1"/>
      <text:p text:style-name="P1">Slide 6: <text:span text:style-name="T5">I’m going to show you some stuff</text:span></text:p>
      <text:p text:style-name="P1">-<text:span text:style-name="T2">Better to show than tell</text:span></text:p>
      <text:p text:style-name="P1"/>
      <text:p text:style-name="P2">Notebook: <text:span text:style-name="T5">Look I can quicklook a piece of in depth analysis</text:span></text:p>
      <text:p text:style-name="P2">-<text:span text:style-name="T1">Doing the analysis of the Huber+19 subgiant</text:span></text:p>
      <text:p text:style-name="P1"/>
      <text:p text:style-name="P1"/>
      <text:p text:style-name="P2">Notebook: <text:span text:style-name="T5">Look I can generalise this to many stars at once</text:span></text:p>
      <text:p text:style-name="P2">-<text:span text:style-name="T1">Autoanalysis of a Kepler cluster</text:span></text:p>
      <text:p text:style-name="P1"/>
      <text:p text:style-name="P1"/>
      <text:p text:style-name="P2">Slide 7: <text:span text:style-name="T5">You can get started with this right now (or soon)</text:span></text:p>
      <text:p text:style-name="P4">-How do I get to work with this tool?</text:p>
      <text:p text:style-name="P1"/>
      <text:p text:style-name="P1">Slide <text:span text:style-name="T4">8: You can add your stuff using the Github PR structure</text:span></text:p>
      <text:p text:style-name="P4">-Seen anything you wanted?</text:p>
      <text:p text:style-name="P4">-How can you contribute?</text:p>
      <text:p text:style-name="P4"/>
      <text:p text:style-name="P2">Slide 9: <text:span text:style-name="T5">You can do really simple quick-look seismology with lightkurve, and so can your undergraduates and everybody else with a basic grasp of Python</text:span></text:p>
      <text:p text:style-name="P4">Summar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1:12:52.243387728</meta:creation-date>
    <dc:date>2019-07-08T12:00:06.615631128</dc:date>
    <meta:editing-duration>PT16M53S</meta:editing-duration>
    <meta:editing-cycles>2</meta:editing-cycles>
    <meta:generator>LibreOffice/6.2.4.2$Linux_X86_64 LibreOffice_project/20$Build-2</meta:generator>
    <meta:document-statistic meta:table-count="0" meta:image-count="0" meta:object-count="0" meta:page-count="1" meta:paragraph-count="30" meta:word-count="187" meta:character-count="1148" meta:non-whitespace-character-count="983"/>
  </office:meta>
</office:document-meta>
</file>